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16]-[.F16]" office:value-type="float" office:value="190" calcext:value-type="float">
            <text:p>19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6])" office:value-type="float" office:value="190" calcext:value-type="float">
            <text:p>19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39:11.881806113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1">00/00/0000</text:date></text:span><text:span text:style-name="MT6"><text:s/>- </text:span><text:span text:style-name="MT6"><text:time style:data-style-name="N2" text:time-value="14:39:11.884610317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39:11.8899467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39:58.808379632</dc:date>
    <dc:language>pt-PT</dc:language>
    <meta:editing-cycles>687</meta:editing-cycles>
    <meta:editing-duration>PT21H22M53S</meta:editing-duration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